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4000001187A5A55C4B0347E48.jpg" manifest:media-type="image/jpeg"/>
  <manifest:file-entry manifest:full-path="Pictures/10000000000001B500000131531F86082C174353.jpg" manifest:media-type="image/jpeg"/>
  <manifest:file-entry manifest:full-path="Pictures/10000000000001B500000131D9E785AC4EAF70F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105cm" svg:height="6.035cm" svg:x="1.6cm" svg:y="5.3cm">
          <draw:image xlink:href="Pictures/1000000000000104000001187A5A55C4B0347E48.jpg" xlink:type="simple" xlink:show="embed" xlink:actuate="onLoad">
            <text:p/>
          </draw:image>
        </draw:frame>
        <draw:frame draw:style-name="gr1" draw:text-style-name="P1" draw:layer="layout" svg:width="10.262cm" svg:height="6.574cm" svg:x="7.883cm" svg:y="5.326cm">
          <draw:image xlink:href="Pictures/10000000000001B500000131D9E785AC4EAF70F1.jpg" xlink:type="simple" xlink:show="embed" xlink:actuate="onLoad">
            <text:p/>
          </draw:image>
        </draw:frame>
        <draw:frame draw:style-name="gr1" draw:text-style-name="P1" draw:layer="layout" svg:width="10.263cm" svg:height="6.574cm" svg:x="18.215cm" svg:y="5.3cm">
          <draw:image xlink:href="Pictures/10000000000001B500000131531F86082C17435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7:42:03.927910779</meta:creation-date>
    <dc:date>2020-05-21T17:44:05.947472140</dc:date>
    <meta:editing-duration>PT2M2S</meta:editing-duration>
    <meta:editing-cycles>1</meta:editing-cycles>
    <meta:document-statistic meta:object-count="3"/>
    <meta:generator>LibreOffice/6.0.7.3$Linux_X86_64 LibreOffice_project/00m0$Build-3</meta:generator>
  </office:meta>
</office:document-meta>
</file>